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23.42mm"/>
    </style:style>
    <style:style style:name="co3" style:family="table-column">
      <style:table-column-properties fo:break-before="auto" style:column-width="35.2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log_2.log" table:style-name="ta1">
        <table:shapes>
          <draw:frame draw:z-index="0" draw:style-name="gr1" draw:text-style-name="P1" svg:width="159.99mm" svg:height="89.99mm" svg:x="84.42mm" svg:y="1mm">
            <loext:p draw:notify-on-update-of-ranges="'cameralog_2.log'.A1:'cameralog_2.log'.A1 'cameralog_2.log'.A2:'cameralog_2.log'.A1001 'cameralog_2.log'.B1:'cameralog_2.log'.B1 'cameralog_2.log'.B2:'cameralog_2.log'.B1001 'cameralog_2.log'.A1:'cameralog_2.log'.A1 'cameralog_2.log'.A2:'cameralog_2.log'.A1001 'cameralog_2.log'.C1:'cameralog_2.log'.C1 'cameralog_2.log'.C2:'cameralog_2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67545" calcext:value-type="float">
            <text:p>2,7675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72075" calcext:value-type="float">
            <text:p>3,0720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53874" calcext:value-type="float">
            <text:p>3,3538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11677" calcext:value-type="float">
            <text:p>3,5116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86477" calcext:value-type="float">
            <text:p>3,8864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6621" calcext:value-type="float">
            <text:p>4,166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16621" calcext:value-type="float">
            <text:p>4,166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151743" calcext:value-type="float">
            <text:p>4,1517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841009" calcext:value-type="float">
            <text:p>3,841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882344" calcext:value-type="float">
            <text:p>3,8823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228212" calcext:value-type="float">
            <text:p>4,2282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863746" calcext:value-type="float">
            <text:p>3,8637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810009" calcext:value-type="float">
            <text:p>3,810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058738" calcext:value-type="float">
            <text:p>4,0587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7407" calcext:value-type="float">
            <text:p>3,874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87407" calcext:value-type="float">
            <text:p>3,874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87407" calcext:value-type="float">
            <text:p>3,874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617069" calcext:value-type="float">
            <text:p>3,6170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617069" calcext:value-type="float">
            <text:p>3,6170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863738" calcext:value-type="float">
            <text:p>3,8637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772802" calcext:value-type="float">
            <text:p>3,7728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812068" calcext:value-type="float">
            <text:p>3,8120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131069" calcext:value-type="float">
            <text:p>4,1310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015335" calcext:value-type="float">
            <text:p>4,0153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313671" calcext:value-type="float">
            <text:p>4,3136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313671" calcext:value-type="float">
            <text:p>4,3136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313671" calcext:value-type="float">
            <text:p>4,3136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978138" calcext:value-type="float">
            <text:p>3,9781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978138" calcext:value-type="float">
            <text:p>3,9781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34467" calcext:value-type="float">
            <text:p>4,344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647138" calcext:value-type="float">
            <text:p>4,6471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910333" calcext:value-type="float">
            <text:p>4,9103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910333" calcext:value-type="float">
            <text:p>4,9103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566534" calcext:value-type="float">
            <text:p>4,5665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914467" calcext:value-type="float">
            <text:p>4,9144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914467" calcext:value-type="float">
            <text:p>4,9144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566534" calcext:value-type="float">
            <text:p>4,5665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566534" calcext:value-type="float">
            <text:p>4,5665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910334" calcext:value-type="float">
            <text:p>4,9103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908267" calcext:value-type="float">
            <text:p>4,9082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908267" calcext:value-type="float">
            <text:p>4,9082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908267" calcext:value-type="float">
            <text:p>4,9082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908267" calcext:value-type="float">
            <text:p>4,9082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908267" calcext:value-type="float">
            <text:p>4,9082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908267" calcext:value-type="float">
            <text:p>4,9082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908267" calcext:value-type="float">
            <text:p>4,9082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.252067" calcext:value-type="float">
            <text:p>5,252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918601" calcext:value-type="float">
            <text:p>4,9186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918601" calcext:value-type="float">
            <text:p>4,9186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904134" calcext:value-type="float">
            <text:p>4,9041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558267" calcext:value-type="float">
            <text:p>4,5582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239266" calcext:value-type="float">
            <text:p>4,2392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239266" calcext:value-type="float">
            <text:p>4,2392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239266" calcext:value-type="float">
            <text:p>4,2392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210334" calcext:value-type="float">
            <text:p>4,210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210334" calcext:value-type="float">
            <text:p>4,210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210334" calcext:value-type="float">
            <text:p>4,210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210334" calcext:value-type="float">
            <text:p>4,210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210334" calcext:value-type="float">
            <text:p>4,210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210334" calcext:value-type="float">
            <text:p>4,210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9058" calcext:value-type="float">
            <text:p>3,90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9058" calcext:value-type="float">
            <text:p>3,90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5558" calcext:value-type="float">
            <text:p>3,55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5558" calcext:value-type="float">
            <text:p>3,55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5558" calcext:value-type="float">
            <text:p>3,55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5558" calcext:value-type="float">
            <text:p>3,55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457948" calcext:value-type="float">
            <text:p>3,4579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457948" calcext:value-type="float">
            <text:p>3,4579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457948" calcext:value-type="float">
            <text:p>3,4579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457948" calcext:value-type="float">
            <text:p>3,4579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153415" calcext:value-type="float">
            <text:p>3,1534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153415" calcext:value-type="float">
            <text:p>3,1534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153415" calcext:value-type="float">
            <text:p>3,1534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153415" calcext:value-type="float">
            <text:p>3,1534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153415" calcext:value-type="float">
            <text:p>3,1534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153415" calcext:value-type="float">
            <text:p>3,1534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153415" calcext:value-type="float">
            <text:p>3,1534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153415" calcext:value-type="float">
            <text:p>3,1534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153415" calcext:value-type="float">
            <text:p>3,1534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153415" calcext:value-type="float">
            <text:p>3,1534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896414" calcext:value-type="float">
            <text:p>2,8964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804761" calcext:value-type="float">
            <text:p>2,8047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.804761" calcext:value-type="float">
            <text:p>2,8047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804761" calcext:value-type="float">
            <text:p>2,8047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788942" calcext:value-type="float">
            <text:p>2,7889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788942" calcext:value-type="float">
            <text:p>2,7889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788942" calcext:value-type="float">
            <text:p>2,7889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788942" calcext:value-type="float">
            <text:p>2,7889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006677" calcext:value-type="float">
            <text:p>3,0066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006677" calcext:value-type="float">
            <text:p>3,0066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05628" calcext:value-type="float">
            <text:p>3,056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.05628" calcext:value-type="float">
            <text:p>3,056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.05628" calcext:value-type="float">
            <text:p>3,056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05628" calcext:value-type="float">
            <text:p>3,056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05628" calcext:value-type="float">
            <text:p>3,056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05628" calcext:value-type="float">
            <text:p>3,056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05628" calcext:value-type="float">
            <text:p>3,056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.05628" calcext:value-type="float">
            <text:p>3,056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.05628" calcext:value-type="float">
            <text:p>3,056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041812" calcext:value-type="float">
            <text:p>3,0418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.041812" calcext:value-type="float">
            <text:p>3,0418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.041812" calcext:value-type="float">
            <text:p>3,0418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.041812" calcext:value-type="float">
            <text:p>3,0418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.249205" calcext:value-type="float">
            <text:p>3,2492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249205" calcext:value-type="float">
            <text:p>3,2492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249205" calcext:value-type="float">
            <text:p>3,2492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.249205" calcext:value-type="float">
            <text:p>3,2492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.249205" calcext:value-type="float">
            <text:p>3,2492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.249205" calcext:value-type="float">
            <text:p>3,2492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905405" calcext:value-type="float">
            <text:p>2,905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.905405" calcext:value-type="float">
            <text:p>2,905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905405" calcext:value-type="float">
            <text:p>2,905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.905405" calcext:value-type="float">
            <text:p>2,905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.905405" calcext:value-type="float">
            <text:p>2,905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905405" calcext:value-type="float">
            <text:p>2,905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.905405" calcext:value-type="float">
            <text:p>2,905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905405" calcext:value-type="float">
            <text:p>2,905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.905405" calcext:value-type="float">
            <text:p>2,905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905405" calcext:value-type="float">
            <text:p>2,905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611204" calcext:value-type="float">
            <text:p>2,6112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611204" calcext:value-type="float">
            <text:p>2,6112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.611204" calcext:value-type="float">
            <text:p>2,6112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.611204" calcext:value-type="float">
            <text:p>2,6112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.631869" calcext:value-type="float">
            <text:p>2,6318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631869" calcext:value-type="float">
            <text:p>2,6318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631869" calcext:value-type="float">
            <text:p>2,6318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60842" calcext:value-type="float">
            <text:p>2,608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60842" calcext:value-type="float">
            <text:p>2,608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.884018" calcext:value-type="float">
            <text:p>2,8840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884018" calcext:value-type="float">
            <text:p>2,8840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.64768" calcext:value-type="float">
            <text:p>2,647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.64768" calcext:value-type="float">
            <text:p>2,647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.7104" calcext:value-type="float">
            <text:p>2,71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.702133" calcext:value-type="float">
            <text:p>2,7021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702133" calcext:value-type="float">
            <text:p>2,7021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.702133" calcext:value-type="float">
            <text:p>2,7021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.702133" calcext:value-type="float">
            <text:p>2,7021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.702133" calcext:value-type="float">
            <text:p>2,7021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.602212" calcext:value-type="float">
            <text:p>2,6022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.593944" calcext:value-type="float">
            <text:p>2,593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.403084" calcext:value-type="float">
            <text:p>2,4030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403084" calcext:value-type="float">
            <text:p>2,4030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.403084" calcext:value-type="float">
            <text:p>2,4030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.403084" calcext:value-type="float">
            <text:p>2,4030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.255611" calcext:value-type="float">
            <text:p>2,255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.255611" calcext:value-type="float">
            <text:p>2,255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255611" calcext:value-type="float">
            <text:p>2,255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.255611" calcext:value-type="float">
            <text:p>2,255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.255611" calcext:value-type="float">
            <text:p>2,255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.255611" calcext:value-type="float">
            <text:p>2,255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.255611" calcext:value-type="float">
            <text:p>2,255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255611" calcext:value-type="float">
            <text:p>2,255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.255611" calcext:value-type="float">
            <text:p>2,255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.255611" calcext:value-type="float">
            <text:p>2,255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.255611" calcext:value-type="float">
            <text:p>2,255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.255611" calcext:value-type="float">
            <text:p>2,255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.255611" calcext:value-type="float">
            <text:p>2,255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.255611" calcext:value-type="float">
            <text:p>2,255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.261812" calcext:value-type="float">
            <text:p>2,2618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.261812" calcext:value-type="float">
            <text:p>2,2618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.035808" calcext:value-type="float">
            <text:p>2,035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946212" calcext:value-type="float">
            <text:p>1,9462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946212" calcext:value-type="float">
            <text:p>1,9462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946212" calcext:value-type="float">
            <text:p>1,9462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029609" calcext:value-type="float">
            <text:p>2,029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135749" calcext:value-type="float">
            <text:p>2,1357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135749" calcext:value-type="float">
            <text:p>2,1357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135749" calcext:value-type="float">
            <text:p>2,1357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135749" calcext:value-type="float">
            <text:p>2,1357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135749" calcext:value-type="float">
            <text:p>2,1357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119211" calcext:value-type="float">
            <text:p>2,1192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119211" calcext:value-type="float">
            <text:p>2,1192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.119211" calcext:value-type="float">
            <text:p>2,1192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119211" calcext:value-type="float">
            <text:p>2,1192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119211" calcext:value-type="float">
            <text:p>2,1192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.119211" calcext:value-type="float">
            <text:p>2,1192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.119211" calcext:value-type="float">
            <text:p>2,1192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.119211" calcext:value-type="float">
            <text:p>2,1192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.068871" calcext:value-type="float">
            <text:p>2,068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.068871" calcext:value-type="float">
            <text:p>2,068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.068871" calcext:value-type="float">
            <text:p>2,068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.068871" calcext:value-type="float">
            <text:p>2,068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.068871" calcext:value-type="float">
            <text:p>2,068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.068871" calcext:value-type="float">
            <text:p>2,068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068871" calcext:value-type="float">
            <text:p>2,068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.068871" calcext:value-type="float">
            <text:p>2,068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.068871" calcext:value-type="float">
            <text:p>2,068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.068871" calcext:value-type="float">
            <text:p>2,068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.068871" calcext:value-type="float">
            <text:p>2,068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068871" calcext:value-type="float">
            <text:p>2,068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.068871" calcext:value-type="float">
            <text:p>2,068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.068871" calcext:value-type="float">
            <text:p>2,068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.068871" calcext:value-type="float">
            <text:p>2,068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.068871" calcext:value-type="float">
            <text:p>2,068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068871" calcext:value-type="float">
            <text:p>2,068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.068871" calcext:value-type="float">
            <text:p>2,068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.068871" calcext:value-type="float">
            <text:p>2,068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.068871" calcext:value-type="float">
            <text:p>2,068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.068871" calcext:value-type="float">
            <text:p>2,068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068871" calcext:value-type="float">
            <text:p>2,068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.163226" calcext:value-type="float">
            <text:p>2,163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.163226" calcext:value-type="float">
            <text:p>2,163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.163226" calcext:value-type="float">
            <text:p>2,163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.163226" calcext:value-type="float">
            <text:p>2,163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.163226" calcext:value-type="float">
            <text:p>2,163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163226" calcext:value-type="float">
            <text:p>2,163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.155676" calcext:value-type="float">
            <text:p>2,1556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.155676" calcext:value-type="float">
            <text:p>2,1556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.155676" calcext:value-type="float">
            <text:p>2,1556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155676" calcext:value-type="float">
            <text:p>2,1556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.155676" calcext:value-type="float">
            <text:p>2,1556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.155676" calcext:value-type="float">
            <text:p>2,1556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.155676" calcext:value-type="float">
            <text:p>2,1556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.155676" calcext:value-type="float">
            <text:p>2,1556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155676" calcext:value-type="float">
            <text:p>2,1556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.199793" calcext:value-type="float">
            <text:p>2,199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.199793" calcext:value-type="float">
            <text:p>2,199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.199793" calcext:value-type="float">
            <text:p>2,199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.199793" calcext:value-type="float">
            <text:p>2,199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.199793" calcext:value-type="float">
            <text:p>2,199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.199793" calcext:value-type="float">
            <text:p>2,199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199793" calcext:value-type="float">
            <text:p>2,199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.199793" calcext:value-type="float">
            <text:p>2,199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.199793" calcext:value-type="float">
            <text:p>2,199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199793" calcext:value-type="float">
            <text:p>2,199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.199793" calcext:value-type="float">
            <text:p>2,199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.199793" calcext:value-type="float">
            <text:p>2,199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.199793" calcext:value-type="float">
            <text:p>2,199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.199793" calcext:value-type="float">
            <text:p>2,199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166008" calcext:value-type="float">
            <text:p>2,166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.166008" calcext:value-type="float">
            <text:p>2,166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.166008" calcext:value-type="float">
            <text:p>2,166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.166008" calcext:value-type="float">
            <text:p>2,166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.166008" calcext:value-type="float">
            <text:p>2,166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166008" calcext:value-type="float">
            <text:p>2,166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.166008" calcext:value-type="float">
            <text:p>2,166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166008" calcext:value-type="float">
            <text:p>2,166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166008" calcext:value-type="float">
            <text:p>2,166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.166008" calcext:value-type="float">
            <text:p>2,166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166008" calcext:value-type="float">
            <text:p>2,166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.166008" calcext:value-type="float">
            <text:p>2,166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.168812" calcext:value-type="float">
            <text:p>2,1688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.168812" calcext:value-type="float">
            <text:p>2,1688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.168812" calcext:value-type="float">
            <text:p>2,1688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168812" calcext:value-type="float">
            <text:p>2,1688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168812" calcext:value-type="float">
            <text:p>2,1688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.168812" calcext:value-type="float">
            <text:p>2,1688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.153607" calcext:value-type="float">
            <text:p>2,153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153607" calcext:value-type="float">
            <text:p>2,153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.153607" calcext:value-type="float">
            <text:p>2,153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.153607" calcext:value-type="float">
            <text:p>2,153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.153607" calcext:value-type="float">
            <text:p>2,153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.153607" calcext:value-type="float">
            <text:p>2,153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153607" calcext:value-type="float">
            <text:p>2,153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153607" calcext:value-type="float">
            <text:p>2,153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.153607" calcext:value-type="float">
            <text:p>2,153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.153607" calcext:value-type="float">
            <text:p>2,153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153607" calcext:value-type="float">
            <text:p>2,153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.153607" calcext:value-type="float">
            <text:p>2,153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153607" calcext:value-type="float">
            <text:p>2,153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.153607" calcext:value-type="float">
            <text:p>2,153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.153607" calcext:value-type="float">
            <text:p>2,153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.153607" calcext:value-type="float">
            <text:p>2,153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.153607" calcext:value-type="float">
            <text:p>2,153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153607" calcext:value-type="float">
            <text:p>2,153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.153607" calcext:value-type="float">
            <text:p>2,153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075819" calcext:value-type="float">
            <text:p>2,07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.026216" calcext:value-type="float">
            <text:p>2,026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.072398" calcext:value-type="float">
            <text:p>2,072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.072398" calcext:value-type="float">
            <text:p>2,072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.072398" calcext:value-type="float">
            <text:p>2,072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.072398" calcext:value-type="float">
            <text:p>2,072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.072398" calcext:value-type="float">
            <text:p>2,072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.072398" calcext:value-type="float">
            <text:p>2,072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.072398" calcext:value-type="float">
            <text:p>2,072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.072398" calcext:value-type="float">
            <text:p>2,072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.072398" calcext:value-type="float">
            <text:p>2,072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.072398" calcext:value-type="float">
            <text:p>2,072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.072398" calcext:value-type="float">
            <text:p>2,072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.072398" calcext:value-type="float">
            <text:p>2,072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.072398" calcext:value-type="float">
            <text:p>2,072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.072398" calcext:value-type="float">
            <text:p>2,072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072398" calcext:value-type="float">
            <text:p>2,072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.072398" calcext:value-type="float">
            <text:p>2,072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.072398" calcext:value-type="float">
            <text:p>2,072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.072398" calcext:value-type="float">
            <text:p>2,072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.072398" calcext:value-type="float">
            <text:p>2,072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.072398" calcext:value-type="float">
            <text:p>2,072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.040682" calcext:value-type="float">
            <text:p>2,040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.041399" calcext:value-type="float">
            <text:p>2,041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991079" calcext:value-type="float">
            <text:p>1,991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991079" calcext:value-type="float">
            <text:p>1,991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991079" calcext:value-type="float">
            <text:p>1,991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991079" calcext:value-type="float">
            <text:p>1,991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984883" calcext:value-type="float">
            <text:p>1,984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986955" calcext:value-type="float">
            <text:p>1,986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986955" calcext:value-type="float">
            <text:p>1,986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986955" calcext:value-type="float">
            <text:p>1,986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986955" calcext:value-type="float">
            <text:p>1,986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986955" calcext:value-type="float">
            <text:p>1,986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986955" calcext:value-type="float">
            <text:p>1,986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986955" calcext:value-type="float">
            <text:p>1,986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986955" calcext:value-type="float">
            <text:p>1,986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986955" calcext:value-type="float">
            <text:p>1,986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986955" calcext:value-type="float">
            <text:p>1,986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986955" calcext:value-type="float">
            <text:p>1,986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986955" calcext:value-type="float">
            <text:p>1,986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986955" calcext:value-type="float">
            <text:p>1,986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986955" calcext:value-type="float">
            <text:p>1,986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986955" calcext:value-type="float">
            <text:p>1,986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986955" calcext:value-type="float">
            <text:p>1,986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986955" calcext:value-type="float">
            <text:p>1,986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969689" calcext:value-type="float">
            <text:p>1,969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969689" calcext:value-type="float">
            <text:p>1,969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969689" calcext:value-type="float">
            <text:p>1,969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969689" calcext:value-type="float">
            <text:p>1,969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969689" calcext:value-type="float">
            <text:p>1,969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969689" calcext:value-type="float">
            <text:p>1,969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969689" calcext:value-type="float">
            <text:p>1,969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969689" calcext:value-type="float">
            <text:p>1,969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969689" calcext:value-type="float">
            <text:p>1,969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47678" calcext:value-type="float">
            <text:p>1,947678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21:51:05.927000000</dc:date>
    <meta:editing-duration>PT1M39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log_2.log'.A1:'cameralog_2.log'.C1001" chart:data-source-has-labels="row" svg:x="0.32cm" svg:y="0.18cm" svg:width="11.01cm" svg:height="8.64cm">
          <chartooo:coordinate-region svg:x="0.76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log_2.log'.B2:'cameralog_2.log'.B1001" chart:label-cell-address="'cameralog_2.log'.B1:'cameralog_2.log'.B1" chart:class="chart:scatter">
            <chart:domain table:cell-range-address="'cameralog_2.log'.A2:'cameralog_2.log'.A1001"/>
            <chart:data-point chart:repeated="1000"/>
          </chart:series>
          <chart:series chart:style-name="ch8" chart:values-cell-range-address="'cameralog_2.log'.C2:'cameralog_2.log'.C1001" chart:label-cell-address="'cameralog_2.log'.C1:'cameralog_2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log_2.log'.B1:'cameralog_2.log'.B1</svg:desc>
                </draw:g>
              </table:table-cell>
              <table:table-cell office:value-type="string">
                <text:p>number of cameras</text:p>
                <draw:g>
                  <svg:desc>'cameralog_2.log'.C1:'cameralog_2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log_2.log'.A2:'cameralog_2.log'.A1001</svg:desc>
                </draw:g>
              </table:table-cell>
              <table:table-cell office:value-type="float" office:value="2.767545">
                <text:p>2.767545</text:p>
                <draw:g>
                  <svg:desc>'cameralog_2.log'.B2:'cameralog_2.log'.B1001</svg:desc>
                </draw:g>
              </table:table-cell>
              <table:table-cell office:value-type="float" office:value="6">
                <text:p>6</text:p>
                <draw:g>
                  <svg:desc>'cameralog_2.log'.C2:'cameralog_2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072075">
                <text:p>3.0720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353874">
                <text:p>3.3538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11677">
                <text:p>3.5116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886477">
                <text:p>3.8864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16621">
                <text:p>4.166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16621">
                <text:p>4.166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151743">
                <text:p>4.1517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841009">
                <text:p>3.8410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882344">
                <text:p>3.8823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28212">
                <text:p>4.2282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863746">
                <text:p>3.8637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810009">
                <text:p>3.8100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058738">
                <text:p>4.0587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87407">
                <text:p>3.874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87407">
                <text:p>3.874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.87407">
                <text:p>3.874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.617069">
                <text:p>3.6170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.617069">
                <text:p>3.6170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.863738">
                <text:p>3.8637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.772802">
                <text:p>3.7728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.812068">
                <text:p>3.812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.131069">
                <text:p>4.1310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.015335">
                <text:p>4.0153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313671">
                <text:p>4.3136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.313671">
                <text:p>4.3136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.313671">
                <text:p>4.3136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.978138">
                <text:p>3.9781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978138">
                <text:p>3.9781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34467">
                <text:p>4.344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.647138">
                <text:p>4.6471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910333">
                <text:p>4.9103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.910333">
                <text:p>4.9103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.566534">
                <text:p>4.5665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.914467">
                <text:p>4.9144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.914467">
                <text:p>4.9144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.566534">
                <text:p>4.5665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566534">
                <text:p>4.5665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.910334">
                <text:p>4.9103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908267">
                <text:p>4.9082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.908267">
                <text:p>4.9082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.908267">
                <text:p>4.9082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.908267">
                <text:p>4.9082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.908267">
                <text:p>4.9082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.908267">
                <text:p>4.9082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.908267">
                <text:p>4.9082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.252067">
                <text:p>5.252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.918601">
                <text:p>4.9186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.918601">
                <text:p>4.9186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904134">
                <text:p>4.9041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.558267">
                <text:p>4.5582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.239266">
                <text:p>4.2392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.239266">
                <text:p>4.2392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.239266">
                <text:p>4.2392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.210334">
                <text:p>4.210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.210334">
                <text:p>4.210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.210334">
                <text:p>4.210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.210334">
                <text:p>4.210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.210334">
                <text:p>4.210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.210334">
                <text:p>4.210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.9058">
                <text:p>3.90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.9058">
                <text:p>3.90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.5558">
                <text:p>3.55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.5558">
                <text:p>3.55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.5558">
                <text:p>3.55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.5558">
                <text:p>3.55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.457948">
                <text:p>3.4579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.457948">
                <text:p>3.4579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.457948">
                <text:p>3.4579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.457948">
                <text:p>3.4579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.153415">
                <text:p>3.1534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.153415">
                <text:p>3.1534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.153415">
                <text:p>3.1534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.153415">
                <text:p>3.1534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.153415">
                <text:p>3.1534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.153415">
                <text:p>3.1534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.153415">
                <text:p>3.1534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.153415">
                <text:p>3.1534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.153415">
                <text:p>3.1534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.153415">
                <text:p>3.1534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.896414">
                <text:p>2.8964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.804761">
                <text:p>2.8047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.804761">
                <text:p>2.8047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.804761">
                <text:p>2.8047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788942">
                <text:p>2.7889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788942">
                <text:p>2.7889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.788942">
                <text:p>2.7889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788942">
                <text:p>2.7889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.006677">
                <text:p>3.0066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.006677">
                <text:p>3.0066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.05628">
                <text:p>3.056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.05628">
                <text:p>3.056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.05628">
                <text:p>3.056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.05628">
                <text:p>3.056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.05628">
                <text:p>3.056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.05628">
                <text:p>3.056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.05628">
                <text:p>3.056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.05628">
                <text:p>3.056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.05628">
                <text:p>3.056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.041812">
                <text:p>3.0418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3.041812">
                <text:p>3.0418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3.041812">
                <text:p>3.0418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3.041812">
                <text:p>3.0418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3.249205">
                <text:p>3.2492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3.249205">
                <text:p>3.2492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3.249205">
                <text:p>3.2492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.249205">
                <text:p>3.2492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.249205">
                <text:p>3.2492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3.249205">
                <text:p>3.2492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.905405">
                <text:p>2.9054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.905405">
                <text:p>2.9054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.905405">
                <text:p>2.9054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.905405">
                <text:p>2.9054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.905405">
                <text:p>2.9054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.905405">
                <text:p>2.9054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.905405">
                <text:p>2.9054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.905405">
                <text:p>2.9054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.905405">
                <text:p>2.9054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.905405">
                <text:p>2.9054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.611204">
                <text:p>2.6112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.611204">
                <text:p>2.6112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.611204">
                <text:p>2.6112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.611204">
                <text:p>2.6112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.631869">
                <text:p>2.6318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.631869">
                <text:p>2.6318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.631869">
                <text:p>2.6318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.60842">
                <text:p>2.608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.60842">
                <text:p>2.608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.884018">
                <text:p>2.8840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.884018">
                <text:p>2.8840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.64768">
                <text:p>2.647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.64768">
                <text:p>2.647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.7104">
                <text:p>2.71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.702133">
                <text:p>2.7021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.702133">
                <text:p>2.7021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.702133">
                <text:p>2.7021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.702133">
                <text:p>2.7021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.702133">
                <text:p>2.7021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.602212">
                <text:p>2.6022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.593944">
                <text:p>2.593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.403084">
                <text:p>2.4030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.403084">
                <text:p>2.4030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.403084">
                <text:p>2.4030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.403084">
                <text:p>2.4030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.255611">
                <text:p>2.255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.255611">
                <text:p>2.255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.255611">
                <text:p>2.255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.255611">
                <text:p>2.255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.255611">
                <text:p>2.255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.255611">
                <text:p>2.255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.255611">
                <text:p>2.255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.255611">
                <text:p>2.255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.255611">
                <text:p>2.255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.255611">
                <text:p>2.255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.255611">
                <text:p>2.255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.255611">
                <text:p>2.255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.255611">
                <text:p>2.255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.255611">
                <text:p>2.255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.261812">
                <text:p>2.2618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.261812">
                <text:p>2.2618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.035808">
                <text:p>2.035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946212">
                <text:p>1.946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946212">
                <text:p>1.946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946212">
                <text:p>1.946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.029609">
                <text:p>2.029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.135749">
                <text:p>2.1357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.135749">
                <text:p>2.1357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.135749">
                <text:p>2.1357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.135749">
                <text:p>2.1357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.135749">
                <text:p>2.1357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.119211">
                <text:p>2.119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.119211">
                <text:p>2.119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.119211">
                <text:p>2.119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.119211">
                <text:p>2.119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.119211">
                <text:p>2.119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.119211">
                <text:p>2.119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.119211">
                <text:p>2.119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.119211">
                <text:p>2.119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.068871">
                <text:p>2.068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.068871">
                <text:p>2.068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.068871">
                <text:p>2.068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.068871">
                <text:p>2.068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.068871">
                <text:p>2.068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.068871">
                <text:p>2.068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.068871">
                <text:p>2.068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.068871">
                <text:p>2.068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.068871">
                <text:p>2.068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.068871">
                <text:p>2.068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.068871">
                <text:p>2.068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.068871">
                <text:p>2.068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.068871">
                <text:p>2.068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.068871">
                <text:p>2.068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.068871">
                <text:p>2.068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.068871">
                <text:p>2.068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.068871">
                <text:p>2.068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.068871">
                <text:p>2.068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.068871">
                <text:p>2.068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.068871">
                <text:p>2.068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.068871">
                <text:p>2.068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.068871">
                <text:p>2.068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.163226">
                <text:p>2.163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.163226">
                <text:p>2.163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.163226">
                <text:p>2.163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.163226">
                <text:p>2.163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.163226">
                <text:p>2.163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.163226">
                <text:p>2.163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.155676">
                <text:p>2.1556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.155676">
                <text:p>2.1556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.155676">
                <text:p>2.1556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.155676">
                <text:p>2.1556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.155676">
                <text:p>2.1556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.155676">
                <text:p>2.1556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.155676">
                <text:p>2.1556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.155676">
                <text:p>2.1556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.155676">
                <text:p>2.1556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.199793">
                <text:p>2.199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.199793">
                <text:p>2.199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.199793">
                <text:p>2.199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.199793">
                <text:p>2.199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.199793">
                <text:p>2.199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.199793">
                <text:p>2.199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.199793">
                <text:p>2.199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.199793">
                <text:p>2.199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.199793">
                <text:p>2.199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.199793">
                <text:p>2.199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.199793">
                <text:p>2.199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.199793">
                <text:p>2.199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.199793">
                <text:p>2.199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.199793">
                <text:p>2.199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.166008">
                <text:p>2.166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.166008">
                <text:p>2.166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.166008">
                <text:p>2.166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.166008">
                <text:p>2.166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.166008">
                <text:p>2.166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.166008">
                <text:p>2.166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.166008">
                <text:p>2.166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.166008">
                <text:p>2.166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.166008">
                <text:p>2.166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.166008">
                <text:p>2.166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.166008">
                <text:p>2.166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.166008">
                <text:p>2.166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.168812">
                <text:p>2.1688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.168812">
                <text:p>2.1688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.168812">
                <text:p>2.1688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.168812">
                <text:p>2.1688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.168812">
                <text:p>2.1688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.168812">
                <text:p>2.1688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.153607">
                <text:p>2.153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.153607">
                <text:p>2.153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.153607">
                <text:p>2.153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.153607">
                <text:p>2.153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.153607">
                <text:p>2.153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.153607">
                <text:p>2.153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.153607">
                <text:p>2.153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.153607">
                <text:p>2.153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.153607">
                <text:p>2.153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.153607">
                <text:p>2.153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.153607">
                <text:p>2.153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.153607">
                <text:p>2.153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.153607">
                <text:p>2.153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.153607">
                <text:p>2.153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.153607">
                <text:p>2.153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.153607">
                <text:p>2.153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.153607">
                <text:p>2.153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.153607">
                <text:p>2.153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.153607">
                <text:p>2.153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.075819">
                <text:p>2.075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.026216">
                <text:p>2.026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.072398">
                <text:p>2.072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.072398">
                <text:p>2.072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.072398">
                <text:p>2.072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.072398">
                <text:p>2.072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.072398">
                <text:p>2.072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.072398">
                <text:p>2.072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.072398">
                <text:p>2.072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.072398">
                <text:p>2.072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.072398">
                <text:p>2.072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.072398">
                <text:p>2.072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.072398">
                <text:p>2.072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.072398">
                <text:p>2.072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.072398">
                <text:p>2.072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.072398">
                <text:p>2.072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.072398">
                <text:p>2.072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.072398">
                <text:p>2.072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.072398">
                <text:p>2.072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.072398">
                <text:p>2.072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.072398">
                <text:p>2.072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.072398">
                <text:p>2.072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.040682">
                <text:p>2.040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2.041399">
                <text:p>2.041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.991079">
                <text:p>1.9910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.991079">
                <text:p>1.9910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.991079">
                <text:p>1.9910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.991079">
                <text:p>1.9910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1.984883">
                <text:p>1.98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1.986955">
                <text:p>1.986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1.986955">
                <text:p>1.986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1.986955">
                <text:p>1.986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.986955">
                <text:p>1.986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1.986955">
                <text:p>1.986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1.986955">
                <text:p>1.986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1.986955">
                <text:p>1.986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986955">
                <text:p>1.986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1.986955">
                <text:p>1.986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1.986955">
                <text:p>1.986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1.986955">
                <text:p>1.986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1.986955">
                <text:p>1.986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1.986955">
                <text:p>1.986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.986955">
                <text:p>1.986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1.986955">
                <text:p>1.986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1.986955">
                <text:p>1.986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1.986955">
                <text:p>1.986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1.969689">
                <text:p>1.969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1.969689">
                <text:p>1.969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1.969689">
                <text:p>1.969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1.969689">
                <text:p>1.969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1.969689">
                <text:p>1.969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1.969689">
                <text:p>1.969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.969689">
                <text:p>1.969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1.969689">
                <text:p>1.969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1.969689">
                <text:p>1.969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.947678">
                <text:p>1.94767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